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David W. Agler<text:line-break/>Class or Assignment Name<text:line-break/>Date Submitted</text:p>
      <text:h text:style-name="Heading_20_1" text:outline-level="1"><text:bookmark-start text:name="paper-title-a-developmental-essay"/>Paper Title: A Developmental Essay<text:bookmark-end text:name="paper-title-a-developmental-essay"/></text:h>
      <text:h text:style-name="Heading_20_2" text:outline-level="2"><text:bookmark-start text:name="section-1.-introduction"/>Section 1. Introduction<text:bookmark-end text:name="section-1.-introduction"/></text:h>
      <text:p text:style-name="First_20_paragraph">In this paper, I will argue that Z is the case. In section 2, I will explain problem / concept / theory Y. After explaining this problem, in section 3, I will provide an argument that Z is the case. In section 4, I consider and respond to an objection to my argument that Z is the case. Finally, in section 5, I will summarize my results and point to limitations and areas where further research is needed.</text:p>
      <text:h text:style-name="Heading_20_2" text:outline-level="2"><text:bookmark-start text:name="section-2.-clarification-of-a-problem"/>Section 2. Clarification of a Problem<text:bookmark-end text:name="section-2.-clarification-of-a-problem"/></text:h>
      <text:p text:style-name="First_20_paragraph">In this section, I will clarify a problem / concept / theory Y.</text:p>
      <text:p text:style-name="P1">“Nunc sed pede. Praesent vitae lectus. Praesent neque justo, vehicula eget, interdum id, facilisis et, nibh.” (Agler 2024, p. 34)</text:p>
      <text:p text:style-name="First_20_paragraph">Next, I will explain the above passage. This passage makes two key claims. First, when the author says X, what is meant is […]. Second, it says …</text:p>
      <text:p text:style-name="Text_20_body">To illustrate the first claim, it is helpful to think of the following example […]</text:p>
      <text:h text:style-name="Heading_20_2" text:outline-level="2"><text:bookmark-start text:name="section-3.-argument"/>Section 3. Argument<text:bookmark-end text:name="section-3.-argument"/></text:h>
      <text:p text:style-name="First_20_paragraph">Now that problem Y has been clarified, I will argue that Z is the case. To support this claim, consider the following argument:</text:p>
      <text:list text:style-name="L1">
        <text:list-item>
          <text:p text:style-name="P2">P1: A proposition</text:p>
        </text:list-item>
        <text:list-item>
          <text:p text:style-name="P2">P2: A proposition</text:p>
        </text:list-item>
        <text:list-item>
          <text:p text:style-name="P2">C: Z is the case (conclusion)</text:p>
        </text:list-item>
      </text:list>
      <text:p text:style-name="First_20_paragraph">P1 says A. This premise is true because of C. P2 says B. This premise is true because of D.</text:p>
      <text:p text:style-name="Text_20_body">In this section, I have shown that Z is the case.</text:p>
      <text:h text:style-name="Heading_20_2" text:outline-level="2"><text:bookmark-start text:name="section-4.-objection-and-response"/>Section 4. Objection and Response<text:bookmark-end text:name="section-4.-objection-and-response"/></text:h>
      <text:p text:style-name="First_20_paragraph">In the previous section, I argued that Z is the case. In this section, I consider a criticism to this view and I respond to that criticism.</text:p>
      <text:p text:style-name="Text_20_body">One criticism is P1 is false. Explain why.</text:p>
      <text:p text:style-name="Text_20_body">There are at least two responses to this criticism. First, … Second, …</text:p>
      <text:h text:style-name="Heading_20_2" text:outline-level="2"><text:bookmark-start text:name="section-5.-conclusion"/>Section 5. Conclusion<text:bookmark-end text:name="section-5.-conclusion"/></text:h>
      <text:p text:style-name="First_20_paragraph">In this paper, I have shown that there is a powerful argument in support of Z.</text:p>
      <text:h text:style-name="Heading_20_2" text:outline-level="2"><text:bookmark-start text:name="references"/>References<text:bookmark-end text:name="references"/></text:h>
      <text:list text:style-name="L2">
        <text:list-item>
          <text:p text:style-name="P3">My Great Reference Citation</text:p>
        </text:list-item>
        <text:list-item>
          <text:p text:style-name="P3">Another Great Reference Citatio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.1</meta:generator>
    <dc:title/>
    <dc:description/>
    <dc:subject/>
    <meta:keyword/>
    <meta:initial-creator/>
    <dc:creator/>
    <meta:creation-date>2024-07-31T17:06:52Z</meta:creation-date>
    <dc:date>2024-07-31T17:06:52Z</dc:date>
    <meta:user-defined meta:name="colorlinks" meta:value-type="string">True</meta:user-defined>
  </office:meta>
</office:document-meta>
</file>